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2a15" officeooo:paragraph-rsid="00072a15"/>
    </style:style>
    <style:style style:name="P2" style:family="paragraph" style:parent-style-name="Standard" style:list-style-name="L2">
      <style:text-properties style:font-name="Calibri" officeooo:rsid="00072a15" officeooo:paragraph-rsid="00072a15"/>
    </style:style>
    <style:style style:name="P3" style:family="paragraph" style:parent-style-name="Standard">
      <style:text-properties style:font-name="Calibri" fo:font-weight="bold" officeooo:rsid="00072a15" officeooo:paragraph-rsid="00072a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asure on:</text:p>
      <text:p text:style-name="P1"/>
      <text:p text:style-name="P1">Volume: Lines of code to man years</text:p>
      <text:p text:style-name="P1"/>
      <text:p text:style-name="P1">Complexity per unit: calculate Cyclomatic complexity, map to risk , </text:p>
      <text:p text:style-name="P1">aggregate</text:p>
      <text:p text:style-name="P1"/>
      <text:p text:style-name="P1">Duplication: duplication of code:: percentage of all code that </text:p>
      <text:p text:style-name="P1">occurs more than once in equal code blocks of 6 lines. exact string </text:p>
      <text:p text:style-name="P1">matching duplication, percentage to rank.</text:p>
      <text:p text:style-name="P1"/>
      <text:p text:style-name="P1">Unit Size: lines of code per unit, risk categories are same as for </text:p>
      <text:p text:style-name="P1">complexity per unit but threshold values are different.</text:p>
      <text:p text:style-name="P1"/>
      <text:p text:style-name="P1">Unit Testing: *extra</text:p>
      <text:p text:style-name="P1"/>
      <text:p text:style-name="P1">map results to</text:p>
      <text:p text:style-name="P1"><text:s/>analysability</text:p>
      <text:p text:style-name="P1"><text:s/>changeability</text:p>
      <text:p text:style-name="P1"><text:s/>stability</text:p>
      <text:p text:style-name="P1"><text:s/>testability</text:p>
      <text:p text:style-name="P1"/>
      <text:p text:style-name="P1"><text:span text:style-name="T1">Cyclic complexity computed from a Control Flow Graph</text:span></text:p>
      <text:p text:style-name="P1">The complexity M is then defined as:[2]</text:p>
      <text:p text:style-name="P1">M = E − N + 2P</text:p>
      <text:p text:style-name="P1">where</text:p>
      <text:p text:style-name="P1">E = the number of edges of the graph</text:p>
      <text:p text:style-name="P1">N = the number of nodes of the graph</text:p>
      <text:p text:style-name="P1">P = the number of connected components (exit nodes).</text:p>
      <text:p text:style-name="P1"/>
      <text:p text:style-name="P1"/>
      <text:p text:style-name="P3">Algorithm from AST to CFG</text:p>
      <text:p text:style-name="P1"/>
      <text:p text:style-name="P1">Input: AST - an Abstract Syntax Tree.</text:p>
      <text:p text:style-name="P1">Output: CFG - a Control Flow Graph, containing Flow Points and directed edges between them.</text:p>
      <text:p text:style-name="P1"/>
      <text:list xml:id="list6307987328400086216" text:style-name="L2">
        <text:list-item>
          <text:p text:style-name="P2">For each handled node in the AST (mainly expressions and control flow constructs), create a Flow Point in the CFG.</text:p>
        </text:list-item>
        <text:list-item>
          <text:p text:style-name="P2">Merge consecutive commands Flow Points into a compound block - a block of commands which are consecutive in the program code. This block does not appear in the CFG.</text:p>
        </text:list-item>
        <text:list-item>
          <text:p text:style-name="P2">Merge consecutive expressions Flow Points into a single Flow Point in the CFG(representing an expression block)</text:p>
        </text:list-item>
        <text:list-item>
          <text:p text:style-name="P2">Recursively traverse the AST:</text:p>
          <text:list>
            <text:list-item>
              <text:p text:style-name="P2">Connect each node Flow Point to it's sub-nodes Flow Points.</text:p>
            </text:list-item>
            <text:list-item>
              <text:p text:style-name="P2">If current node is a loop node, connect all end-nodes Flow Points to it's Flow Point.</text:p>
            </text:list-item>
            <text:list-item>
              <text:p text:style-name="P2">If current node's Flow Point is part of a compound block, connect it's end points (might be the node's Flow Point itself) to the next Flow Point inside the compound block.</text:p>
            </text:list-item>
            <text:list-item>
              <text:p text:style-name="P2">Return current end points to the calling level.</text:p>
            </text:list-item>
          </text:list>
        </text:list-item>
        <text:list-item>
          <text:p text:style-name="P2">If there are consecutive expression blocks, merge them into a single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dy Berghuizen</meta:initial-creator>
    <meta:creation-date>2013-11-04T12:53:18.824000000</meta:creation-date>
    <dc:date>2013-11-04T12:57:07.524000000</dc:date>
    <dc:creator>Cindy Berghuizen</dc:creator>
    <meta:editing-duration>PT2M2S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34" meta:word-count="310" meta:character-count="1760" meta:non-whitespace-character-count="1485"/>
  </office:meta>
</office:document-meta>
</file>